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1-1">
            <text:p>BBDS_10-11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058.0">
            <text:p>12058.0</text:p>
          </table:table-cell>
          <table:table-cell office:value-type="float" office:value="40.0">
            <text:p>4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9">
            <text:p>-5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4.2">
            <text:p>RGF_7-23-4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89.0">
            <text:p>10489.0</text:p>
          </table:table-cell>
          <table:table-cell office:value-type="float" office:value="21.0">
            <text:p>2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">
            <text:p>-3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4.3">
            <text:p>RGF_7-23-4.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94.0">
            <text:p>10494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">
            <text:p>-3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5-2">
            <text:p>RGF_7-25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23.0">
            <text:p>10723.0</text:p>
          </table:table-cell>
          <table:table-cell office:value-type="float" office:value="7.0">
            <text:p>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9">
            <text:p>-39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5-3">
            <text:p>RGF_7-25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73.0">
            <text:p>10773.0</text:p>
          </table:table-cell>
          <table:table-cell office:value-type="float" office:value="7.0">
            <text:p>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9">
            <text:p>-39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6-2">
            <text:p>RGF_7-26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82.0">
            <text:p>10782.0</text:p>
          </table:table-cell>
          <table:table-cell office:value-type="float" office:value="22.0">
            <text:p>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2">
            <text:p>-4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PeltierFairbanks2006">
            <text:p>AbdulEtal2016,PeltierFairbanks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6-2.2">
            <text:p>RGF_7-26-2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30.0">
            <text:p>10830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3">
            <text:p>-40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7-4">
            <text:p>RGF_7-27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1078.0">
            <text:p>11078.0</text:p>
          </table:table-cell>
          <table:table-cell office:value-type="float" office:value="37.0">
            <text:p>3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7-4.2">
            <text:p>RGF_7-27-4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1062.0">
            <text:p>11062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7-6_(MIS4)">
            <text:p>RGF_7-27-6_(MIS4)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57746.0">
            <text:p>57746.0</text:p>
          </table:table-cell>
          <table:table-cell office:value-type="float" office:value="44.0">
            <text:p>4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0">
            <text:p>-5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4-2">
            <text:p>RGF_7-4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7376.0">
            <text:p>7376.0</text:p>
          </table:table-cell>
          <table:table-cell office:value-type="float" office:value="17.0">
            <text:p>17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7">
            <text:p>4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5-5">
            <text:p>RGF_7-5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930.0">
            <text:p>9930.0</text:p>
          </table:table-cell>
          <table:table-cell office:value-type="float" office:value="17.0">
            <text:p>1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9">
            <text:p>-1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9-6">
            <text:p>RGF_7-9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8936.0">
            <text:p>8936.0</text:p>
          </table:table-cell>
          <table:table-cell office:value-type="float" office:value="22.0">
            <text:p>22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2">
            <text:p>-22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0-2">
            <text:p>RGF_8-10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352.0">
            <text:p>9352.0</text:p>
          </table:table-cell>
          <table:table-cell office:value-type="float" office:value="18.0">
            <text:p>1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7">
            <text:p>-26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1-2">
            <text:p>RGF_8-11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455.0">
            <text:p>9455.0</text:p>
          </table:table-cell>
          <table:table-cell office:value-type="float" office:value="22.0">
            <text:p>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8">
            <text:p>-2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3-2">
            <text:p>RGF_8-13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50.0">
            <text:p>9650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2">
            <text:p>-3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3-4">
            <text:p>RGF_8-13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593.0">
            <text:p>9593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3">
            <text:p>-30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3-6">
            <text:p>RGF_8-13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79.0">
            <text:p>9679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6">
            <text:p>-30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4-3">
            <text:p>RGF_8-14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45.0">
            <text:p>9645.0</text:p>
          </table:table-cell>
          <table:table-cell office:value-type="float" office:value="9.0">
            <text:p>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1">
            <text:p>-31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7-5">
            <text:p>RGF_8-17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281.0">
            <text:p>10281.0</text:p>
          </table:table-cell>
          <table:table-cell office:value-type="float" office:value="11.0">
            <text:p>1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4">
            <text:p>-3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8-5">
            <text:p>RGF_8-18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339.0">
            <text:p>10339.0</text:p>
          </table:table-cell>
          <table:table-cell office:value-type="float" office:value="7.0">
            <text:p>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9">
            <text:p>-34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9-2">
            <text:p>RGF_8-19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585.0">
            <text:p>10585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2">
            <text:p>-37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4">
            <text:p>RGF_7-23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571.0">
            <text:p>10571.0</text:p>
          </table:table-cell>
          <table:table-cell office:value-type="float" office:value="39.0">
            <text:p>3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">
            <text:p>-3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2">
            <text:p>RGF_7-23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594.0">
            <text:p>10594.0</text:p>
          </table:table-cell>
          <table:table-cell office:value-type="float" office:value="6.0">
            <text:p>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6">
            <text:p>-38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9-3">
            <text:p>RGF_7-19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941.0">
            <text:p>9941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0">
            <text:p>-3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6-6">
            <text:p>RGF_7-16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922.0">
            <text:p>9922.0</text:p>
          </table:table-cell>
          <table:table-cell office:value-type="float" office:value="21.0">
            <text:p>2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1">
            <text:p>-31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">
            <text:p>AbdulEtal2016,FairbanksEtal2005,PeltierFairbanks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6">
            <text:p>RGF_12-9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170.0">
            <text:p>12170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4">
            <text:p>-59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">
            <text:p>AbdulEtal2016,FairbanksEtal2005,PeltierFairbanks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3-8-9">
            <text:p>RGF_13-8-9</text:p>
          </table:table-cell>
          <table:table-cell office:value-type="float" office:value="13.0367">
            <text:p>13.0367</text:p>
          </table:table-cell>
          <table:table-cell office:value-type="float" office:value="-59.5476">
            <text:p>-59.5476</text:p>
          </table:table-cell>
          <table:table-cell office:value-type="float" office:value="17580.0">
            <text:p>17580.0</text:p>
          </table:table-cell>
          <table:table-cell office:value-type="float" office:value="69.0">
            <text:p>6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4">
            <text:p>-109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-6">
            <text:p>RGF_15-1-6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2411.0">
            <text:p>12411.0</text:p>
          </table:table-cell>
          <table:table-cell office:value-type="float" office:value="69.0">
            <text:p>69.0</text:p>
          </table:table-cell>
          <table:table-cell office:value-type="string" office:value="Diploria spp.">
            <text:p>Diploria sp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6">
            <text:p>-67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0-1">
            <text:p>RGF_15-10-1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392.0">
            <text:p>19392.0</text:p>
          </table:table-cell>
          <table:table-cell office:value-type="float" office:value="29.0">
            <text:p>2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2">
            <text:p>-112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2-2">
            <text:p>RGF_15-12-2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518.0">
            <text:p>19518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8">
            <text:p>-113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2-5">
            <text:p>RGF_15-12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708.0">
            <text:p>19708.0</text:p>
          </table:table-cell>
          <table:table-cell office:value-type="float" office:value="26.0">
            <text:p>2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2">
            <text:p>-114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3-6">
            <text:p>RGF_15-13-6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434.0">
            <text:p>19434.0</text:p>
          </table:table-cell>
          <table:table-cell office:value-type="float" office:value="30.0">
            <text:p>30.0</text:p>
          </table:table-cell>
          <table:table-cell office:value-type="string" office:value="Diploria sp">
            <text:p>Diploria sp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1">
            <text:p>-93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5-3">
            <text:p>RGF_15-15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595.0">
            <text:p>19595.0</text:p>
          </table:table-cell>
          <table:table-cell office:value-type="float" office:value="44.0">
            <text:p>44.0</text:p>
          </table:table-cell>
          <table:table-cell office:value-type="string" office:value="Diploria sp">
            <text:p>Diploria sp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6">
            <text:p>-95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5-5">
            <text:p>RGF_15-15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627.0">
            <text:p>19627.0</text:p>
          </table:table-cell>
          <table:table-cell office:value-type="float" office:value="34.0">
            <text:p>34.0</text:p>
          </table:table-cell>
          <table:table-cell office:value-type="string" office:value="Diploria sp">
            <text:p>Diploria sp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7">
            <text:p>-95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5-3">
            <text:p>RGF_15-5-3</text:p>
          </table:table-cell>
          <table:table-cell office:value-type="float" office:value="13.0367">
            <text:p>13.0367</text:p>
          </table:table-cell>
          <table:table-cell office:value-type="float" office:value="-59.5476">
            <text:p>-59.5476</text:p>
          </table:table-cell>
          <table:table-cell office:value-type="float" office:value="14573.0">
            <text:p>14573.0</text:p>
          </table:table-cell>
          <table:table-cell office:value-type="float" office:value="15.0">
            <text:p>1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0.2">
            <text:p>-10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9-5">
            <text:p>RGF_8-19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30.0">
            <text:p>10430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4">
            <text:p>-37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2-6">
            <text:p>RGF_16-12-6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12.0">
            <text:p>11512.0</text:p>
          </table:table-cell>
          <table:table-cell office:value-type="float" office:value="17.0">
            <text:p>1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7">
            <text:p>-5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3-3">
            <text:p>RGF_16-13-3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50.0">
            <text:p>11550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3">
            <text:p>-5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3-5">
            <text:p>RGF_16-13-5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78.0">
            <text:p>11578.0</text:p>
          </table:table-cell>
          <table:table-cell office:value-type="float" office:value="12.0">
            <text:p>1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5">
            <text:p>-56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6-2">
            <text:p>RGF_16-6-2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0527.0">
            <text:p>10527.0</text:p>
          </table:table-cell>
          <table:table-cell office:value-type="float" office:value="46.0">
            <text:p>46.0</text:p>
          </table:table-cell>
          <table:table-cell office:value-type="string" office:value="A. cervicornis">
            <text:p>A. cervicorn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0-2">
            <text:p>RGF_7-10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8934.0">
            <text:p>8934.0</text:p>
          </table:table-cell>
          <table:table-cell office:value-type="float" office:value="30.0">
            <text:p>3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9">
            <text:p>-22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0-3">
            <text:p>RGF_7-10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003.0">
            <text:p>9003.0</text:p>
          </table:table-cell>
          <table:table-cell office:value-type="float" office:value="8.0">
            <text:p>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1">
            <text:p>-23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1-5">
            <text:p>RGF_7-11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104.0">
            <text:p>9104.0</text:p>
          </table:table-cell>
          <table:table-cell office:value-type="float" office:value="5.0">
            <text:p>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2">
            <text:p>-24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2-2">
            <text:p>RGF_7-12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155.0">
            <text:p>9155.0</text:p>
          </table:table-cell>
          <table:table-cell office:value-type="float" office:value="18.0">
            <text:p>1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0">
            <text:p>-2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">
            <text:p>AbdulEtal2016,FairbanksEtal2005,PeltierFairbanks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4-2">
            <text:p>RGF_7-14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716.0">
            <text:p>9716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1">
            <text:p>-29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6-2">
            <text:p>RGF_7-16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18.0">
            <text:p>9618.0</text:p>
          </table:table-cell>
          <table:table-cell office:value-type="float" office:value="23.0">
            <text:p>2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8">
            <text:p>-30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6-2.2">
            <text:p>RGF_7-16-2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722.0">
            <text:p>9722.0</text:p>
          </table:table-cell>
          <table:table-cell office:value-type="float" office:value="21.0">
            <text:p>2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8">
            <text:p>-30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2-7">
            <text:p>RGF_16-12-7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391.0">
            <text:p>11391.0</text:p>
          </table:table-cell>
          <table:table-cell office:value-type="float" office:value="36.0">
            <text:p>3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8">
            <text:p>-55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5">
            <text:p>RGF_12-9-5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203.0">
            <text:p>12203.0</text:p>
          </table:table-cell>
          <table:table-cell office:value-type="float" office:value="38.0">
            <text:p>3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2">
            <text:p>-59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,MortlockEtal2005">
            <text:p>AbdulEtal2016,FairbanksEtal2005,PeltierFairbanks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9-6">
            <text:p>RGF_8-19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76.0">
            <text:p>10476.0</text:p>
          </table:table-cell>
          <table:table-cell office:value-type="float" office:value="29.0">
            <text:p>2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5">
            <text:p>-37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4">
            <text:p>RGF_8-20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79.0">
            <text:p>10479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7">
            <text:p>-3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6">
            <text:p>RGF_9-21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174.0">
            <text:p>18174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5">
            <text:p>-109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9">
            <text:p>RGF_9-21-9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448.0">
            <text:p>18448.0</text:p>
          </table:table-cell>
          <table:table-cell office:value-type="float" office:value="50.0">
            <text:p>5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7">
            <text:p>-10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2-4">
            <text:p>RGF_9-22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549.0">
            <text:p>18549.0</text:p>
          </table:table-cell>
          <table:table-cell office:value-type="float" office:value="26.0">
            <text:p>2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0.7">
            <text:p>-110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3-2">
            <text:p>RGF_9-23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746.0">
            <text:p>18746.0</text:p>
          </table:table-cell>
          <table:table-cell office:value-type="float" office:value="64.0">
            <text:p>64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2">
            <text:p>-11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3-5">
            <text:p>RGF_9-23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783.0">
            <text:p>18783.0</text:p>
          </table:table-cell>
          <table:table-cell office:value-type="float" office:value="80.0">
            <text:p>8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4">
            <text:p>-111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4-2">
            <text:p>RGF_9-24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716.0">
            <text:p>18716.0</text:p>
          </table:table-cell>
          <table:table-cell office:value-type="float" office:value="28.0">
            <text:p>2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0">
            <text:p>-113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4-4">
            <text:p>RGF_9-24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806.0">
            <text:p>18806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2">
            <text:p>-113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7-5">
            <text:p>RGF_9-27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9075.0">
            <text:p>19075.0</text:p>
          </table:table-cell>
          <table:table-cell office:value-type="float" office:value="55.0">
            <text:p>5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8">
            <text:p>-11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-5">
            <text:p>RGF_9-3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937.0">
            <text:p>12937.0</text:p>
          </table:table-cell>
          <table:table-cell office:value-type="float" office:value="33.0">
            <text:p>33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1">
            <text:p>-61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-6">
            <text:p>RGF_9-3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873.0">
            <text:p>12873.0</text:p>
          </table:table-cell>
          <table:table-cell office:value-type="float" office:value="24.0">
            <text:p>24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1">
            <text:p>-61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2-4">
            <text:p>RGF_9-32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0339.0">
            <text:p>20339.0</text:p>
          </table:table-cell>
          <table:table-cell office:value-type="float" office:value="79.0">
            <text:p>79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1.7">
            <text:p>-101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4-10">
            <text:p>RGF_9-34-10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858.0">
            <text:p>21858.0</text:p>
          </table:table-cell>
          <table:table-cell office:value-type="float" office:value="41.0">
            <text:p>41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0">
            <text:p>-107.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4-7">
            <text:p>RGF_9-34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714.0">
            <text:p>21714.0</text:p>
          </table:table-cell>
          <table:table-cell office:value-type="float" office:value="41.0">
            <text:p>41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5">
            <text:p>-106.5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4-8">
            <text:p>RGF_9-34-8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802.0">
            <text:p>21802.0</text:p>
          </table:table-cell>
          <table:table-cell office:value-type="float" office:value="41.0">
            <text:p>41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8">
            <text:p>-106.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5-2">
            <text:p>RGF_9-35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966.0">
            <text:p>21966.0</text:p>
          </table:table-cell>
          <table:table-cell office:value-type="float" office:value="39.0">
            <text:p>39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8">
            <text:p>-107.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9-4">
            <text:p>RGF_9-39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4883.0">
            <text:p>24883.0</text:p>
          </table:table-cell>
          <table:table-cell office:value-type="float" office:value="55.0">
            <text:p>55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6">
            <text:p>-113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9-5A">
            <text:p>RGF_9-39-5A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4579.0">
            <text:p>24579.0</text:p>
          </table:table-cell>
          <table:table-cell office:value-type="float" office:value="41.0">
            <text:p>41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8">
            <text:p>-113.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40-3">
            <text:p>RGF_9-40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265.0">
            <text:p>25265.0</text:p>
          </table:table-cell>
          <table:table-cell office:value-type="float" office:value="225.0">
            <text:p>225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6">
            <text:p>-115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40-4">
            <text:p>RGF_9-40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045.0">
            <text:p>25045.0</text:p>
          </table:table-cell>
          <table:table-cell office:value-type="float" office:value="30.0">
            <text:p>30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7">
            <text:p>-115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43-3">
            <text:p>RGF_9-43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31366.0">
            <text:p>31366.0</text:p>
          </table:table-cell>
          <table:table-cell office:value-type="float" office:value="56.0">
            <text:p>56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5.5">
            <text:p>-125.5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8-2">
            <text:p>RGF_9-8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082.0">
            <text:p>14082.0</text:p>
          </table:table-cell>
          <table:table-cell office:value-type="float" office:value="28.0">
            <text:p>2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1.0">
            <text:p>-9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11">
            <text:p>RGF_9-21-11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176.0">
            <text:p>18176.0</text:p>
          </table:table-cell>
          <table:table-cell office:value-type="float" office:value="56.0">
            <text:p>5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7">
            <text:p>-10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10">
            <text:p>RGF_9-21-10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218.0">
            <text:p>18218.0</text:p>
          </table:table-cell>
          <table:table-cell office:value-type="float" office:value="44.0">
            <text:p>44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7">
            <text:p>-10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0-2">
            <text:p>RGF_9-20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116.0">
            <text:p>18116.0</text:p>
          </table:table-cell>
          <table:table-cell office:value-type="float" office:value="37.0">
            <text:p>3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8.9">
            <text:p>-10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-7">
            <text:p>RGF_9-2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309.0">
            <text:p>12309.0</text:p>
          </table:table-cell>
          <table:table-cell office:value-type="float" office:value="36.0">
            <text:p>36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4">
            <text:p>-74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6">
            <text:p>RGF_8-20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59.0">
            <text:p>10459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">
            <text:p>-3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8">
            <text:p>RGF_8-20-8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617.0">
            <text:p>10617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0">
            <text:p>-39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9">
            <text:p>RGF_8-20-9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18.0">
            <text:p>10818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1">
            <text:p>-39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1-3">
            <text:p>RGF_8-21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01.0">
            <text:p>10701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1">
            <text:p>-40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1-4">
            <text:p>RGF_8-21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59.0">
            <text:p>10759.0</text:p>
          </table:table-cell>
          <table:table-cell office:value-type="float" office:value="36.0">
            <text:p>3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1">
            <text:p>-40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1-5">
            <text:p>RGF_8-21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23.0">
            <text:p>10823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2">
            <text:p>-4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2-1.A">
            <text:p>RGF_8-22-1.A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04.0">
            <text:p>10804.0</text:p>
          </table:table-cell>
          <table:table-cell office:value-type="float" office:value="35.0">
            <text:p>3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7">
            <text:p>-41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2-1.B">
            <text:p>RGF_8-22-1.B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67.0">
            <text:p>10867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7">
            <text:p>-41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2-4">
            <text:p>RGF_8-22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988.0">
            <text:p>10988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4-1">
            <text:p>RGF_8-24-1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67.0">
            <text:p>10867.0</text:p>
          </table:table-cell>
          <table:table-cell office:value-type="float" office:value="44.0">
            <text:p>4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0">
            <text:p>-43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3">
            <text:p>RGF_8-20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96.0">
            <text:p>10496.0</text:p>
          </table:table-cell>
          <table:table-cell office:value-type="float" office:value="23.0">
            <text:p>23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6">
            <text:p>-38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5-2_(MIS4)">
            <text:p>RGF_8-25-2_(MIS4)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64210.0">
            <text:p>64210.0</text:p>
          </table:table-cell>
          <table:table-cell office:value-type="float" office:value="422.0">
            <text:p>4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1">
            <text:p>-62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2">
            <text:p>RGF_9-1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179.0">
            <text:p>12179.0</text:p>
          </table:table-cell>
          <table:table-cell office:value-type="float" office:value="33.0">
            <text:p>3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2">
            <text:p>-72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6">
            <text:p>RGF_9-1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029.0">
            <text:p>12029.0</text:p>
          </table:table-cell>
          <table:table-cell office:value-type="float" office:value="30.0">
            <text:p>3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4">
            <text:p>-72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7">
            <text:p>RGF_9-1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1774.0">
            <text:p>11774.0</text:p>
          </table:table-cell>
          <table:table-cell office:value-type="float" office:value="41.0">
            <text:p>4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5">
            <text:p>-72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8">
            <text:p>RGF_9-1-8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212.0">
            <text:p>12212.0</text:p>
          </table:table-cell>
          <table:table-cell office:value-type="float" office:value="64.0">
            <text:p>6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9">
            <text:p>-72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1-2">
            <text:p>RGF_9-11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255.0">
            <text:p>14255.0</text:p>
          </table:table-cell>
          <table:table-cell office:value-type="float" office:value="20.0">
            <text:p>2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1">
            <text:p>-93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2-5">
            <text:p>RGF_9-12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408.0">
            <text:p>14408.0</text:p>
          </table:table-cell>
          <table:table-cell office:value-type="float" office:value="20.0">
            <text:p>2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4.9">
            <text:p>-94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2-7">
            <text:p>RGF_9-12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396.0">
            <text:p>14396.0</text:p>
          </table:table-cell>
          <table:table-cell office:value-type="float" office:value="18.0">
            <text:p>1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0">
            <text:p>-9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3-3">
            <text:p>RGF_9-13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539.0">
            <text:p>14539.0</text:p>
          </table:table-cell>
          <table:table-cell office:value-type="float" office:value="23.0">
            <text:p>2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6.4">
            <text:p>-96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-3">
            <text:p>RGF_9-2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016.0">
            <text:p>12016.0</text:p>
          </table:table-cell>
          <table:table-cell office:value-type="float" office:value="28.0">
            <text:p>28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3.7">
            <text:p>-73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-5">
            <text:p>RGF_9-2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103.0">
            <text:p>12103.0</text:p>
          </table:table-cell>
          <table:table-cell office:value-type="float" office:value="39.0">
            <text:p>39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1">
            <text:p>-74.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7-9">
            <text:p>RGF_8-7-9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016.0">
            <text:p>9016.0</text:p>
          </table:table-cell>
          <table:table-cell office:value-type="float" office:value="28.0">
            <text:p>2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8">
            <text:p>-24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3">
            <text:p>RGF_12-9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002.0">
            <text:p>12002.0</text:p>
          </table:table-cell>
          <table:table-cell office:value-type="float" office:value="25.0">
            <text:p>2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0">
            <text:p>-59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1.2">
            <text:p>RGF_12-9-1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488.0">
            <text:p>11488.0</text:p>
          </table:table-cell>
          <table:table-cell office:value-type="float" office:value="12.0">
            <text:p>1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7">
            <text:p>-5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1">
            <text:p>RGF_12-9-1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416.0">
            <text:p>11416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7">
            <text:p>-5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7-5.2">
            <text:p>BBDS_9-7-5.2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871.0">
            <text:p>11871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7.1">
            <text:p>-57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8-2">
            <text:p>BBDS_9-8-2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350.0">
            <text:p>11350.0</text:p>
          </table:table-cell>
          <table:table-cell office:value-type="float" office:value="29.0">
            <text:p>2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1">
            <text:p>-58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8-7">
            <text:p>BBDS_9-8-7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676.0">
            <text:p>11676.0</text:p>
          </table:table-cell>
          <table:table-cell office:value-type="float" office:value="34.0">
            <text:p>3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5">
            <text:p>-58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8-8">
            <text:p>BBDS_9-8-8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791.0">
            <text:p>11791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6">
            <text:p>-58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3-1-11">
            <text:p>RGF13-1-11</text:p>
          </table:table-cell>
          <table:table-cell office:value-type="float" office:value="13.0367">
            <text:p>13.0367</text:p>
          </table:table-cell>
          <table:table-cell office:value-type="float" office:value="-59.5476">
            <text:p>-59.5476</text:p>
          </table:table-cell>
          <table:table-cell office:value-type="float" office:value="14563.0">
            <text:p>14563.0</text:p>
          </table:table-cell>
          <table:table-cell office:value-type="float" office:value="65.0">
            <text:p>6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0.5">
            <text:p>-90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-2">
            <text:p>RGF15-1-2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1988.0">
            <text:p>11988.0</text:p>
          </table:table-cell>
          <table:table-cell office:value-type="float" office:value="61.0">
            <text:p>6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1.8">
            <text:p>-81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3-4">
            <text:p>RGF15-13-4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770.0">
            <text:p>19770.0</text:p>
          </table:table-cell>
          <table:table-cell office:value-type="float" office:value="31.0">
            <text:p>3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9">
            <text:p>-107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4-3">
            <text:p>RGF15-14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483.0">
            <text:p>19483.0</text:p>
          </table:table-cell>
          <table:table-cell office:value-type="float" office:value="27.0">
            <text:p>27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1">
            <text:p>-109.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4-4">
            <text:p>RGF15-14-4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638.0">
            <text:p>19638.0</text:p>
          </table:table-cell>
          <table:table-cell office:value-type="float" office:value="25.0">
            <text:p>2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3">
            <text:p>-109.3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4-5">
            <text:p>RGF15-14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650.0">
            <text:p>19650.0</text:p>
          </table:table-cell>
          <table:table-cell office:value-type="float" office:value="110.0">
            <text:p>11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4">
            <text:p>-109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5-8">
            <text:p>RGF15-15-8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913.0">
            <text:p>19913.0</text:p>
          </table:table-cell>
          <table:table-cell office:value-type="float" office:value="34.0">
            <text:p>3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2">
            <text:p>-111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7-3">
            <text:p>RGF15-17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20575.0">
            <text:p>20575.0</text:p>
          </table:table-cell>
          <table:table-cell office:value-type="float" office:value="31.0">
            <text:p>3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5">
            <text:p>-114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9-3">
            <text:p>RGF15-19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20632.0">
            <text:p>20632.0</text:p>
          </table:table-cell>
          <table:table-cell office:value-type="float" office:value="31.0">
            <text:p>3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7">
            <text:p>-115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2-4">
            <text:p>RGF15-2-4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2533.0">
            <text:p>12533.0</text:p>
          </table:table-cell>
          <table:table-cell office:value-type="float" office:value="25.0">
            <text:p>2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3.9">
            <text:p>-83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3-6">
            <text:p>RGF15-3-6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2783.0">
            <text:p>12783.0</text:p>
          </table:table-cell>
          <table:table-cell office:value-type="float" office:value="65.0">
            <text:p>6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0">
            <text:p>-8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9-5">
            <text:p>RGF15-9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8408.0">
            <text:p>18408.0</text:p>
          </table:table-cell>
          <table:table-cell office:value-type="float" office:value="26.0">
            <text:p>2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9">
            <text:p>-111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6-12-6">
            <text:p>RGF16-12-6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12.0">
            <text:p>11512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7">
            <text:p>-5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">
            <text:p>AbdulEtal2016,FairbanksEtal2005,PeltierFairbanks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6-12-7">
            <text:p>RGF16-12-7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429.0">
            <text:p>11429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8">
            <text:p>-55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">
            <text:p>AbdulEtal2016,Fairbanks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6-13-2">
            <text:p>RGF16-13-2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81.0">
            <text:p>11581.0</text:p>
          </table:table-cell>
          <table:table-cell office:value-type="float" office:value="8.0">
            <text:p>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2">
            <text:p>-56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-2">
            <text:p>RGF9-3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303.0">
            <text:p>12303.0</text:p>
          </table:table-cell>
          <table:table-cell office:value-type="float" office:value="14.0">
            <text:p>1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4">
            <text:p>-75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-4">
            <text:p>RGF9-3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680.0">
            <text:p>12680.0</text:p>
          </table:table-cell>
          <table:table-cell office:value-type="float" office:value="75.0">
            <text:p>7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8">
            <text:p>-75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7-5">
            <text:p>BBDS_9-7-5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828.0">
            <text:p>11828.0</text:p>
          </table:table-cell>
          <table:table-cell office:value-type="float" office:value="42.0">
            <text:p>4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7.1">
            <text:p>-57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9-5">
            <text:p>BBDS_10-9-5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1887.0">
            <text:p>11887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7.6">
            <text:p>-57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8-3">
            <text:p>BBDS_10-8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1306.0">
            <text:p>11306.0</text:p>
          </table:table-cell>
          <table:table-cell office:value-type="float" office:value="35.0">
            <text:p>3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6">
            <text:p>-56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7-3.2">
            <text:p>BBDS_10-27-3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37.0">
            <text:p>13837.0</text:p>
          </table:table-cell>
          <table:table-cell office:value-type="float" office:value="22.0">
            <text:p>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8">
            <text:p>-7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2-1">
            <text:p>BBDS_10-12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1777.0">
            <text:p>11777.0</text:p>
          </table:table-cell>
          <table:table-cell office:value-type="float" office:value="12.0">
            <text:p>1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7">
            <text:p>-5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3-1">
            <text:p>BBDS_10-13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263.0">
            <text:p>12263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0.6">
            <text:p>-60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4-2">
            <text:p>BBDS_10-14-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284.0">
            <text:p>12284.0</text:p>
          </table:table-cell>
          <table:table-cell office:value-type="float" office:value="23.0">
            <text:p>23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5">
            <text:p>-61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4-3">
            <text:p>BBDS_10-14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490.0">
            <text:p>12490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6">
            <text:p>-6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4-3.2">
            <text:p>BBDS_10-14-3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397.0">
            <text:p>12397.0</text:p>
          </table:table-cell>
          <table:table-cell office:value-type="float" office:value="9.0">
            <text:p>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6">
            <text:p>-6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7-4">
            <text:p>BBDS_10-17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590.0">
            <text:p>12590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0">
            <text:p>-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8-1">
            <text:p>BBDS_10-18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744.0">
            <text:p>12744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">
            <text:p>-64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8-1.2">
            <text:p>BBDS_10-18-1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790.0">
            <text:p>12790.0</text:p>
          </table:table-cell>
          <table:table-cell office:value-type="float" office:value="18.0">
            <text:p>1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">
            <text:p>-64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8-2">
            <text:p>BBDS_10-18-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47.0">
            <text:p>12647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7">
            <text:p>-64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2">
            <text:p>BBDS_10-20-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01.0">
            <text:p>12601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1">
            <text:p>-6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5-6">
            <text:p>RGF9-35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2160.0">
            <text:p>22160.0</text:p>
          </table:table-cell>
          <table:table-cell office:value-type="float" office:value="62.0">
            <text:p>62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3.2">
            <text:p>-123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2.2">
            <text:p>BBDS_10-20-2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47.0">
            <text:p>12647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2">
            <text:p>-66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4.2">
            <text:p>BBDS_10-20-4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768.0">
            <text:p>12768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3">
            <text:p>-6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9">
            <text:p>BBDS_10-20-9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840.0">
            <text:p>12840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7">
            <text:p>-66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3-3">
            <text:p>BBDS_10-23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349.0">
            <text:p>13349.0</text:p>
          </table:table-cell>
          <table:table-cell office:value-type="float" office:value="36.0">
            <text:p>3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5">
            <text:p>-72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4-1">
            <text:p>BBDS_10-24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26.0">
            <text:p>13826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1">
            <text:p>-74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4-3">
            <text:p>BBDS_10-24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611.0">
            <text:p>13611.0</text:p>
          </table:table-cell>
          <table:table-cell office:value-type="float" office:value="28.0">
            <text:p>2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3">
            <text:p>-74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5-4">
            <text:p>BBDS_10-25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751.0">
            <text:p>13751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9">
            <text:p>-75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6-1">
            <text:p>BBDS_10-26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610.0">
            <text:p>13610.0</text:p>
          </table:table-cell>
          <table:table-cell office:value-type="float" office:value="38.0">
            <text:p>3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1">
            <text:p>-77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6-3">
            <text:p>BBDS_10-26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922.0">
            <text:p>13922.0</text:p>
          </table:table-cell>
          <table:table-cell office:value-type="float" office:value="40.0">
            <text:p>4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7">
            <text:p>-77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6-4">
            <text:p>BBDS_10-26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73.0">
            <text:p>13873.0</text:p>
          </table:table-cell>
          <table:table-cell office:value-type="float" office:value="52.0">
            <text:p>5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7">
            <text:p>-77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7-1">
            <text:p>BBDS_10-27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98.0">
            <text:p>13898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7">
            <text:p>-7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4">
            <text:p>BBDS_10-20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65.0">
            <text:p>12665.0</text:p>
          </table:table-cell>
          <table:table-cell office:value-type="float" office:value="31.0">
            <text:p>3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3">
            <text:p>-6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7-2">
            <text:p>RGF9-37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2536.0">
            <text:p>22536.0</text:p>
          </table:table-cell>
          <table:table-cell office:value-type="float" office:value="46.0">
            <text:p>46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5">
            <text:p>-124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7-3">
            <text:p>RGF9-37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2574.0">
            <text:p>22574.0</text:p>
          </table:table-cell>
          <table:table-cell office:value-type="float" office:value="48.0">
            <text:p>48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7">
            <text:p>-124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8-1">
            <text:p>RGF9-38-1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044.0">
            <text:p>23044.0</text:p>
          </table:table-cell>
          <table:table-cell office:value-type="float" office:value="37.0">
            <text:p>37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5">
            <text:p>-126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6">
            <text:p>RGF_12-17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50.0">
            <text:p>13050.0</text:p>
          </table:table-cell>
          <table:table-cell office:value-type="float" office:value="34.0">
            <text:p>3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2">
            <text:p>-68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8-2">
            <text:p>RGF_12-18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00.0">
            <text:p>13100.0</text:p>
          </table:table-cell>
          <table:table-cell office:value-type="float" office:value="42.0">
            <text:p>4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9">
            <text:p>-6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8-2.2">
            <text:p>RGF_12-18-2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78.0">
            <text:p>13078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9">
            <text:p>-6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8-3">
            <text:p>RGF_12-18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26.0">
            <text:p>13026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9">
            <text:p>-6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9-3">
            <text:p>RGF_12-19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26.0">
            <text:p>13126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9.9">
            <text:p>-69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9-5">
            <text:p>RGF_12-19-5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202.0">
            <text:p>13202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2">
            <text:p>-7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10">
            <text:p>RGF_12-21-10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632.0">
            <text:p>13632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0">
            <text:p>-7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,MortlockEtal2005">
            <text:p>AbdulEtal2016,FairbanksEtal2005,PeltierFairbanks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2">
            <text:p>RGF_12-21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55.0">
            <text:p>13555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2">
            <text:p>-7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,MortlockEtal2005">
            <text:p>AbdulEtal2016,FairbanksEtal2005,PeltierFairbanks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6">
            <text:p>RGF_12-21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74.0">
            <text:p>13574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5">
            <text:p>-71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,MortlockEtal2005">
            <text:p>AbdulEtal2016,FairbanksEtal2005,PeltierFairbanks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7">
            <text:p>RGF_12-21-7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78.0">
            <text:p>13578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7">
            <text:p>-71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PeltierFairbanks2006">
            <text:p>AbdulEtal2016,FairbanksEtal2005,PeltierFairbanks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4">
            <text:p>RGF_12-17-4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67.0">
            <text:p>13067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1">
            <text:p>-68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2-2">
            <text:p>RGF_12-22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67.0">
            <text:p>13567.0</text:p>
          </table:table-cell>
          <table:table-cell office:value-type="float" office:value="29.0">
            <text:p>2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4">
            <text:p>-72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8-6">
            <text:p>RGF_12-28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29540.0">
            <text:p>29540.0</text:p>
          </table:table-cell>
          <table:table-cell office:value-type="float" office:value="41.0">
            <text:p>41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0">
            <text:p>-8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8-7">
            <text:p>RGF_12-28-7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147.0">
            <text:p>30147.0</text:p>
          </table:table-cell>
          <table:table-cell office:value-type="float" office:value="57.0">
            <text:p>5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3">
            <text:p>-85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9-2">
            <text:p>RGF_12-29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225.0">
            <text:p>30225.0</text:p>
          </table:table-cell>
          <table:table-cell office:value-type="float" office:value="75.0">
            <text:p>7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7">
            <text:p>-8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30-2">
            <text:p>RGF_12-30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298.0">
            <text:p>30298.0</text:p>
          </table:table-cell>
          <table:table-cell office:value-type="float" office:value="110.0">
            <text:p>11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3">
            <text:p>-8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30-3">
            <text:p>RGF_12-30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242.0">
            <text:p>30242.0</text:p>
          </table:table-cell>
          <table:table-cell office:value-type="float" office:value="48.0">
            <text:p>4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4">
            <text:p>-86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5-2">
            <text:p>RGF_12-5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392.0">
            <text:p>11392.0</text:p>
          </table:table-cell>
          <table:table-cell office:value-type="float" office:value="22.0">
            <text:p>22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">
            <text:p>-5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5-2.A">
            <text:p>RGF_12-5-2.A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393.0">
            <text:p>11393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">
            <text:p>-5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">
            <text:p>AbdulEtal2016,Fairbanks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5-2.B">
            <text:p>RGF_12-5-2.B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390.0">
            <text:p>11390.0</text:p>
          </table:table-cell>
          <table:table-cell office:value-type="float" office:value="14.0">
            <text:p>1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">
            <text:p>-5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MortlockEtal2005">
            <text:p>AbdulEtal2016,FairbanksEtal2005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6-7">
            <text:p>RGF_12-6-7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511.0">
            <text:p>11511.0</text:p>
          </table:table-cell>
          <table:table-cell office:value-type="float" office:value="37.0">
            <text:p>3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1">
            <text:p>-5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6-7.3">
            <text:p>RGF_12-6-7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519.0">
            <text:p>11519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1">
            <text:p>-5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3-2">
            <text:p>RGF_12-23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708.0">
            <text:p>13708.0</text:p>
          </table:table-cell>
          <table:table-cell office:value-type="float" office:value="31.0">
            <text:p>3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6">
            <text:p>-74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9-7">
            <text:p>RGF_9-9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295.0">
            <text:p>14295.0</text:p>
          </table:table-cell>
          <table:table-cell office:value-type="float" office:value="29.0">
            <text:p>2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1.9">
            <text:p>-91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3">
            <text:p>RGF_12-17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21.0">
            <text:p>13121.0</text:p>
          </table:table-cell>
          <table:table-cell office:value-type="float" office:value="28.0">
            <text:p>2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1">
            <text:p>-68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2.3">
            <text:p>RGF_12-17-2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05.0">
            <text:p>13105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7">
            <text:p>-67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8-2">
            <text:p>RGF9-38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296.0">
            <text:p>23296.0</text:p>
          </table:table-cell>
          <table:table-cell office:value-type="float" office:value="61.0">
            <text:p>6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7">
            <text:p>-126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8-3">
            <text:p>RGF9-38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039.0">
            <text:p>23039.0</text:p>
          </table:table-cell>
          <table:table-cell office:value-type="float" office:value="38.0">
            <text:p>38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7">
            <text:p>-126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9-2">
            <text:p>RGF9-39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867.0">
            <text:p>23867.0</text:p>
          </table:table-cell>
          <table:table-cell office:value-type="float" office:value="44.0">
            <text:p>4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8.1">
            <text:p>-128.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9-3">
            <text:p>RGF9-39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858.0">
            <text:p>23858.0</text:p>
          </table:table-cell>
          <table:table-cell office:value-type="float" office:value="69.0">
            <text:p>69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8.2">
            <text:p>-128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10">
            <text:p>RGF9-41-10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866.0">
            <text:p>25866.0</text:p>
          </table:table-cell>
          <table:table-cell office:value-type="float" office:value="53.0">
            <text:p>5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3">
            <text:p>-132.3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11">
            <text:p>RGF9-41-11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622.0">
            <text:p>25622.0</text:p>
          </table:table-cell>
          <table:table-cell office:value-type="float" office:value="63.0">
            <text:p>6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0">
            <text:p>-13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13">
            <text:p>RGF9-41-1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6044.0">
            <text:p>26044.0</text:p>
          </table:table-cell>
          <table:table-cell office:value-type="float" office:value="40.0">
            <text:p>4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3">
            <text:p>-132.3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3">
            <text:p>RGF9-41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645.0">
            <text:p>25645.0</text:p>
          </table:table-cell>
          <table:table-cell office:value-type="float" office:value="40.0">
            <text:p>4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1.6">
            <text:p>-131.6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6">
            <text:p>RGF9-41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743.0">
            <text:p>25743.0</text:p>
          </table:table-cell>
          <table:table-cell office:value-type="float" office:value="61.0">
            <text:p>6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1.8">
            <text:p>-131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8">
            <text:p>RGF9-41-8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639.0">
            <text:p>25639.0</text:p>
          </table:table-cell>
          <table:table-cell office:value-type="float" office:value="45.0">
            <text:p>4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0">
            <text:p>-13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2_CL">
            <text:p>RGF_12-17-2_CL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79.0">
            <text:p>13179.0</text:p>
          </table:table-cell>
          <table:table-cell office:value-type="float" office:value="16.0">
            <text:p>1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8">
            <text:p>-6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9">
            <text:p>RGF9-41-9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741.0">
            <text:p>25741.0</text:p>
          </table:table-cell>
          <table:table-cell office:value-type="float" office:value="53.0">
            <text:p>5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2">
            <text:p>-132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2">
            <text:p>RGF_12-14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816.0">
            <text:p>12816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0">
            <text:p>-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2.2">
            <text:p>RGF_12-14-2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96.0">
            <text:p>12996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0">
            <text:p>-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4">
            <text:p>RGF_12-14-4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04.0">
            <text:p>12904.0</text:p>
          </table:table-cell>
          <table:table-cell office:value-type="float" office:value="23.0">
            <text:p>23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1">
            <text:p>-64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4.3">
            <text:p>RGF_12-14-4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67.0">
            <text:p>12967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2">
            <text:p>-64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5-4">
            <text:p>RGF_12-15-4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19.0">
            <text:p>12919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7">
            <text:p>-6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MortlockEtal2005">
            <text:p>AbdulEtal2016,FairbanksEtal2005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5-4.2">
            <text:p>RGF_12-15-4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66.0">
            <text:p>13066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7">
            <text:p>-6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">
            <text:p>AbdulEtal2016,Fairbanks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6-5">
            <text:p>RGF_12-16-5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88.0">
            <text:p>13088.0</text:p>
          </table:table-cell>
          <table:table-cell office:value-type="float" office:value="56.0">
            <text:p>5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3">
            <text:p>-67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6-5.2">
            <text:p>RGF_12-16-5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238.0">
            <text:p>13238.0</text:p>
          </table:table-cell>
          <table:table-cell office:value-type="float" office:value="56.0">
            <text:p>5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4">
            <text:p>-67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6-5.3">
            <text:p>RGF_12-16-5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213.0">
            <text:p>13213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4">
            <text:p>-67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2.2">
            <text:p>RGF_12-17-2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79.0">
            <text:p>13179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8">
            <text:p>-6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PeltierFairbanks2006,MortlockEtal2005">
            <text:p>AbdulEtal2016,PeltierFairbanks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2-2">
            <text:p>RGF_12-12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798.0">
            <text:p>12798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3">
            <text:p>-62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PeltierFairbanks2006,MortlockEtal2005">
            <text:p>AbdulEtal2016,PeltierFairbanks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B56">
            <text:p>RGF_B56</text:p>
          </table:table-cell>
          <table:table-cell office:value-type="float" office:value="13.05">
            <text:p>13.05</text:p>
          </table:table-cell>
          <table:table-cell office:value-type="float" office:value="-59.54">
            <text:p>-59.54</text:p>
          </table:table-cell>
          <table:table-cell office:value-type="float" office:value="726.0">
            <text:p>726.0</text:p>
          </table:table-cell>
          <table:table-cell office:value-type="float" office:value="10.0">
            <text:p>1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